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96901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442e0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55675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66ff1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66ff1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rsid="000d1f52" officeooo:paragraph-rsid="00196901" style:font-size-asian="12pt" style:font-size-complex="12p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rsid="000d1f52" officeooo:paragraph-rsid="00155675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0c69f1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66ff1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weight="bold" officeooo:paragraph-rsid="000c69f1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0pt" fo:letter-spacing="normal" fo:language="es" fo:country="ES" officeooo:paragraph-rsid="000c69f1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officeooo:paragraph-rsid="0027f799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paragraph-rsid="000c69f1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6666ff" loext:opacity="100%" style:font-name="Libre Franklin Medium" fo:font-size="12pt" fo:letter-spacing="normal" fo:language="es" fo:country="ES" fo:font-style="normal" fo:font-weight="normal" officeooo:paragraph-rsid="000c69f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2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bold" officeooo:paragraph-rsid="000c69f1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2dc724" style:font-size-asian="10pt" style:font-size-complex="10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32a733" style:font-size-asian="10pt" style:font-size-complex="10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36906e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1d8326" style:font-size-asian="10pt" style:font-size-complex="10pt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a6440" style:font-size-asian="10pt" style:font-size-complex="10pt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1e5f88" style:font-size-asian="10pt" style:font-size-complex="10pt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bcf0e" style:font-size-asian="10pt" style:font-size-complex="10pt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dc724" style:font-size-asian="10pt" style:font-size-complex="10pt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f7165" style:font-size-asian="10pt" style:font-size-complex="10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2a733" style:font-size-asian="10pt" style:font-size-complex="10pt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4864e" style:font-size-asian="10pt" style:font-size-complex="10pt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6906e" style:font-size-asian="10pt" style:font-size-complex="10pt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1d8326" style:font-size-asian="10pt" style:font-size-complex="10pt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2dc724" style:font-size-asian="10pt" style:font-size-complex="10pt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32a733" style:font-size-asian="10pt" style:font-size-complex="10pt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36906e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fo:font-weight="normal" officeooo:paragraph-rsid="0027f799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0c69f1" style:font-size-asian="10pt" style:font-size-complex="10pt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1d8326" style:font-size-asian="10pt" style:font-size-complex="10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1e5f88" style:font-size-asian="10pt" style:font-size-complex="10pt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style:font-size-asian="12pt" style:font-size-complex="12pt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0d1f52" style:font-size-asian="12pt" style:font-size-complex="12pt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style:font-size-asian="12pt" style:font-size-complex="12pt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a6440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bcf0e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f7165" style:font-size-asian="12pt" style:font-size-complex="12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34864e" style:font-size-asian="12pt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96901" style:font-size-asian="12pt" style:font-size-complex="12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442e0" style:font-size-asian="12pt" style:font-size-complex="12pt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55675" style:font-size-asian="12pt" style:font-size-complex="12pt"/>
    </style:style>
    <style:style style:name="P54" style:family="paragraph" style:parent-style-name="Heading_20_2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0pt" fo:language="es" fo:country="ES" fo:font-weight="normal" officeooo:paragraph-rsid="000c69f1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style:font-name="Libre Franklin Medium" fo:font-size="12pt" fo:language="es" fo:country="ES" officeooo:paragraph-rsid="0036906e" style:font-size-asian="12pt" style:font-size-complex="12pt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0d748b" style:font-size-asian="10pt" style:font-style-asian="normal" style:font-size-complex="10pt" style:font-style-complex="normal"/>
    </style:style>
    <style:style style:name="T1" style:family="text">
      <style:text-properties fo:font-style="normal"/>
    </style:style>
    <style:style style:name="T2" style:family="text">
      <style:text-properties fo:font-style="normal" officeooo:rsid="000d1f52"/>
    </style:style>
    <style:style style:name="T3" style:family="text">
      <style:text-properties fo:font-style="normal" officeooo:rsid="000d5f83"/>
    </style:style>
    <style:style style:name="T4" style:family="text">
      <style:text-properties fo:font-style="normal" officeooo:rsid="0010fd16"/>
    </style:style>
    <style:style style:name="T5" style:family="text">
      <style:text-properties fo:font-style="normal" officeooo:rsid="00115016"/>
    </style:style>
    <style:style style:name="T6" style:family="text">
      <style:text-properties fo:font-style="normal" officeooo:rsid="00155675"/>
    </style:style>
    <style:style style:name="T7" style:family="text">
      <style:text-properties fo:font-style="normal" officeooo:rsid="00196901"/>
    </style:style>
    <style:style style:name="T8" style:family="text">
      <style:text-properties fo:font-style="normal" officeooo:rsid="001b24a6"/>
    </style:style>
    <style:style style:name="T9" style:family="text">
      <style:text-properties fo:font-style="normal" style:text-underline-style="none" officeooo:rsid="000d1f52"/>
    </style:style>
    <style:style style:name="T10" style:family="text">
      <style:text-properties fo:font-style="normal" officeooo:rsid="001eaa50"/>
    </style:style>
    <style:style style:name="T11" style:family="text">
      <style:text-properties fo:font-style="normal" officeooo:rsid="001fdc38"/>
    </style:style>
    <style:style style:name="T12" style:family="text">
      <style:text-properties fo:font-style="normal" officeooo:rsid="00203544"/>
    </style:style>
    <style:style style:name="T13" style:family="text">
      <style:text-properties fo:font-style="normal" officeooo:rsid="0021dd9f"/>
    </style:style>
    <style:style style:name="T14" style:family="text">
      <style:text-properties fo:font-style="normal" officeooo:rsid="00228f24"/>
    </style:style>
    <style:style style:name="T15" style:family="text">
      <style:text-properties fo:font-style="normal" officeooo:rsid="002dc724"/>
    </style:style>
    <style:style style:name="T16" style:family="text">
      <style:text-properties fo:font-style="normal" officeooo:rsid="0036906e"/>
    </style:style>
    <style:style style:name="T17" style:family="text">
      <style:text-properties style:use-window-font-color="true" loext:opacity="0%" fo:font-style="normal"/>
    </style:style>
    <style:style style:name="T18" style:family="text">
      <style:text-properties style:use-window-font-color="true" loext:opacity="0%" fo:font-style="normal" officeooo:rsid="000d1f52"/>
    </style:style>
    <style:style style:name="T19" style:family="text">
      <style:text-properties style:use-window-font-color="true" loext:opacity="0%" fo:font-style="normal" officeooo:rsid="000d5f83"/>
    </style:style>
    <style:style style:name="T20" style:family="text">
      <style:text-properties style:use-window-font-color="true" loext:opacity="0%" fo:font-style="normal" officeooo:rsid="00115016"/>
    </style:style>
    <style:style style:name="T21" style:family="text">
      <style:text-properties style:use-window-font-color="true" loext:opacity="0%" style:font-name="Libre Franklin SemiBold" fo:font-weight="normal" style:font-weight-asian="normal" style:font-weight-complex="normal"/>
    </style:style>
    <style:style style:name="T22" style:family="text">
      <style:text-properties fo:color="#ff3333" loext:opacity="100%" officeooo:rsid="000c69f1"/>
    </style:style>
    <style:style style:name="T23" style:family="text">
      <style:text-properties fo:color="#ff3333" loext:opacity="100%" officeooo:rsid="00115016"/>
    </style:style>
    <style:style style:name="T24" style:family="text">
      <style:text-properties fo:color="#ff3333" loext:opacity="100%" officeooo:rsid="001fdc38"/>
    </style:style>
    <style:style style:name="T25" style:family="text">
      <style:text-properties fo:color="#ff3333" loext:opacity="100%" fo:font-style="normal"/>
    </style:style>
    <style:style style:name="T26" style:family="text">
      <style:text-properties fo:color="#ff3333" loext:opacity="100%" fo:font-style="normal" officeooo:rsid="001fdc38"/>
    </style:style>
    <style:style style:name="T27" style:family="text">
      <style:text-properties fo:color="#ff3333" loext:opacity="100%" style:font-name="Libre Franklin SemiBold" fo:font-style="normal" fo:font-weight="normal" style:font-weight-asian="normal" style:font-weight-complex="normal"/>
    </style:style>
    <style:style style:name="T28" style:family="text">
      <style:text-properties fo:color="#808080" loext:opacity="100%" fo:font-style="normal"/>
    </style:style>
    <style:style style:name="T29" style:family="text">
      <style:text-properties officeooo:rsid="001442e0"/>
    </style:style>
    <style:style style:name="T30" style:family="text">
      <style:text-properties officeooo:rsid="0010fd16"/>
    </style:style>
    <style:style style:name="T31" style:family="text">
      <style:text-properties officeooo:rsid="00196901"/>
    </style:style>
    <style:style style:name="T32" style:family="text">
      <style:text-properties officeooo:rsid="001b24a6"/>
    </style:style>
    <style:style style:name="T33" style:family="text">
      <style:text-properties fo:color="#6666ff" loext:opacity="100%"/>
    </style:style>
    <style:style style:name="T34" style:family="text">
      <style:text-properties fo:color="#6666ff" loext:opacity="100%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fdc38"/>
    </style:style>
    <style:style style:name="T37" style:family="text">
      <style:text-properties officeooo:rsid="00203544"/>
    </style:style>
    <style:style style:name="T38" style:family="text">
      <style:text-properties officeooo:rsid="0021dd9f"/>
    </style:style>
    <style:style style:name="T39" style:family="text">
      <style:text-properties fo:font-variant="normal" fo:text-transform="none" fo:letter-spacing="normal" fo:font-style="normal" style:font-style-asian="normal" style:font-style-complex="normal"/>
    </style:style>
    <style:style style:name="T40" style:family="text">
      <style:text-properties fo:font-variant="normal" fo:text-transform="none" fo:letter-spacing="normal" fo:font-style="normal" officeooo:rsid="00138b28" style:font-style-asian="normal" style:font-style-complex="normal"/>
    </style:style>
    <style:style style:name="T41" style:family="text">
      <style:text-properties fo:font-variant="normal" fo:text-transform="none" style:use-window-font-color="true" loext:opacity="0%" style:font-name="Libre Franklin SemiBold" fo:letter-spacing="normal" fo:font-style="normal" fo:font-weight="normal" officeooo:rsid="000d1f52" style:font-weight-asian="normal" style:font-weight-complex="normal"/>
    </style:style>
    <style:style style:name="T42" style:family="text">
      <style:text-properties fo:font-variant="normal" fo:text-transform="none" fo:color="#6666ff" loext:opacity="100%" fo:letter-spacing="normal" fo:font-style="normal" fo:font-weight="bold" officeooo:rsid="000d1f52" style:font-weight-asian="bold" style:font-weight-complex="bold"/>
    </style:style>
    <style:style style:name="T43" style:family="text">
      <style:text-properties fo:font-variant="normal" fo:text-transform="none" fo:color="#808080" loext:opacity="100%" fo:letter-spacing="normal" fo:font-style="normal" fo:font-weight="normal" officeooo:rsid="000d1f52" style:font-weight-asian="normal" style:font-weight-complex="normal"/>
    </style:style>
    <style:style style:name="T44" style:family="text">
      <style:text-properties officeooo:rsid="00245413"/>
    </style:style>
    <style:style style:name="T45" style:family="text">
      <style:text-properties officeooo:rsid="0025069c"/>
    </style:style>
    <style:style style:name="T46" style:family="text">
      <style:text-properties style:font-name="Libre Franklin SemiBold" fo:font-style="normal" fo:font-weight="normal" style:font-weight-asian="normal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3a826f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none"/>
    </style:style>
    <style:style style:name="T51" style:family="text">
      <style:text-properties officeooo:rsid="003d1719"/>
    </style:style>
    <style:style style:name="T52" style:family="text">
      <style:text-properties officeooo:rsid="003ec8af"/>
    </style:style>
    <style:style style:name="T53" style:family="text">
      <style:text-properties officeooo:rsid="003f94d7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CANTA A Y<text:span text:style-name="T45">AHVÉH</text:span>, J<text:span text:style-name="T45">ERUSALÉN</text:span></text:h>
      <text:h text:style-name="P54" text:outline-level="2"><text:span text:style-name="T39">Sal</text:span><text:span text:style-name="T40">mo</text:span><text:span text:style-name="T39"> 147 (146 – 147)</text:span></text:h>
      <text:p text:style-name="P17"/>
      <text:section text:style-name="Sect1" text:name="Sección1">
        <text:p text:style-name="P56"><text:tab/><text:tab/>Mi<text:span text:style-name="T36">m</text:span> <text:s text:c="66"/>La</text:p>
        <text:p text:style-name="P43">A.<text:span text:style-name="T33"><text:tab/><text:tab/></text:span><text:span text:style-name="T21">CANTA A YAHVÉH, JERUSALÉN.</text:span></text:p>
        <text:p text:style-name="P14"><text:span text:style-name="T22"><text:tab/><text:tab/> <text:s text:c="3"/></text:span><text:span text:style-name="T23">La</text:span><text:span text:style-name="T24">m <text:s text:c="40"/></text:span><text:span text:style-name="T25">Mi</text:span><text:span text:style-name="T26">m</text:span></text:p>
        <text:p text:style-name="P13"><text:span text:style-name="T27"><text:tab/><text:tab/></text:span><text:span text:style-name="T46">ALABA A TU DIOS, SIÓN.</text:span></text:p>
        <text:p text:style-name="P35"><text:tab/><text:tab/> <text:s text:c="8"/><text:span text:style-name="T48">Sol</text:span> <text:s text:c="76"/>Re</text:p>
        <text:p text:style-name="P15"><text:tab/><text:tab/><text:span text:style-name="T47">ÉL SANA EL CORAZÓN QUEBRANTADO</text:span><text:span text:style-name="T35">,<text:tab/></text:span></text:p>
        <text:p text:style-name="P36"><text:tab/><text:tab/> <text:s text:c="16"/><text:span text:style-name="T1">Si7 <text:s text:c="55"/>Mi</text:span><text:span text:style-name="T11">m</text:span></text:p>
        <text:p text:style-name="P16"><text:tab/><text:tab/>Y VENDA SUS HERIDAS A ISRAEL.</text:p>
        <text:p text:style-name="P8"/>
        <text:p text:style-name="P22"><text:tab/><text:tab/>Mi<text:span text:style-name="T37">m <text:s text:c="54"/></text:span>La<text:span text:style-name="T48">m</text:span></text:p>
        <text:p text:style-name="P51"><text:span text:style-name="T1">S.<text:tab/><text:tab/></text:span><text:span text:style-name="T18">Es bueno bendecid a Yahvéh,</text:span></text:p>
        <text:p text:style-name="P37"><text:span text:style-name="T18"><text:tab/><text:tab/> <text:s text:c="12"/></text:span><text:span text:style-name="T20"><text:s text:c="11"/></text:span><text:span text:style-name="T2"><text:s text:c="57"/>Mi</text:span><text:span text:style-name="T12">m</text:span></text:p>
        <text:p text:style-name="P1"><text:span text:style-name="T1"><text:tab/><text:tab/></text:span><text:span text:style-name="T2">la alabanza es </text:span><text:span text:style-name="T9">dulce</text:span><text:span text:style-name="T2"> a nuestro Dios.</text:span></text:p>
        <text:p text:style-name="P31"><text:tab/><text:tab/> <text:s text:c="70"/>Re</text:p>
        <text:p text:style-name="P1"><text:span text:style-name="T1"><text:tab/><text:tab/></text:span><text:span text:style-name="T14">Dad gracias y cantad</text:span><text:span text:style-name="T8"> a Yahvéh</text:span><text:span text:style-name="T2">,</text:span></text:p>
        <text:p text:style-name="P31"><text:tab/><text:tab/><text:span text:style-name="T50"> <text:s text:c="57"/></text:span>Mi<text:span text:style-name="T37">m</text:span></text:p>
        <text:p text:style-name="P6"><text:tab/><text:tab/><text:span text:style-name="T32">tocad las palmas al Señor</text:span>.</text:p>
        <text:p text:style-name="P44"/>
        <text:p text:style-name="P23"><text:tab/><text:tab/>Mi<text:span text:style-name="T36">m</text:span> <text:s text:c="66"/>La</text:p>
        <text:p text:style-name="P47"><text:span text:style-name="T47">A.</text:span><text:span text:style-name="T34"><text:tab/><text:tab/></text:span><text:span text:style-name="T21">CANTA A YAHVÉH, JERUSALÉN...</text:span></text:p>
        <text:p text:style-name="P40"/>
        <text:p text:style-name="P24"><text:tab/><text:tab/>Mi<text:span text:style-name="T38">m</text:span> <text:s text:c="56"/>La<text:span text:style-name="T51">m</text:span></text:p>
        <text:p text:style-name="P51"><text:span text:style-name="T1">S.<text:tab/><text:tab/></text:span><text:span text:style-name="T17">Él cuenta el número de estrellas</text:span></text:p>
        <text:p text:style-name="P38"><text:span text:style-name="T1"><text:tab/><text:tab/> <text:s text:c="4"/></text:span><text:span text:style-name="T13"><text:s text:c="10"/></text:span><text:span text:style-name="T1"><text:s text:c="48"/>Mi</text:span><text:span text:style-name="T13">m</text:span></text:p>
        <text:p text:style-name="P9"><text:tab/><text:tab/>llama a cada una por su nombre.</text:p>
        <text:p text:style-name="P24"><text:tab/><text:tab/> <text:s text:c="84"/>Re</text:p>
        <text:p text:style-name="P1"><text:span text:style-name="T1"><text:tab/><text:tab/></text:span><text:span text:style-name="T7">Nuestro </text:span><text:span text:style-name="T1">Señor </text:span><text:span text:style-name="T7">e</text:span><text:span text:style-name="T10">s</text:span><text:span text:style-name="T7"> grande y poderoso</text:span><text:span text:style-name="T1">,</text:span></text:p>
        <text:p text:style-name="P24"><text:tab/><text:tab/> <text:s text:c="62"/>Mi<text:span text:style-name="T38">m</text:span></text:p>
        <text:p text:style-name="P9"><text:tab/><text:tab/><text:span text:style-name="T31">su sabiduría </text:span>no tiene medida.</text:p>
        <text:p text:style-name="P44"/>
        <text:p text:style-name="P25"><text:tab/><text:tab/>Mi<text:span text:style-name="T36">m</text:span> <text:s text:c="66"/>La</text:p>
        <text:p text:style-name="P48"><text:span text:style-name="T47">A.</text:span><text:span text:style-name="T34"><text:tab/><text:tab/></text:span><text:span text:style-name="T21">CANTA A YAHVÉH, JERUSALÉN...</text:span></text:p>
        <text:p text:style-name="P39"/>
        <text:p text:style-name="P39"/>
        <text:p text:style-name="P39"/>
        <text:p text:style-name="P26"><text:span text:style-name="T1"><text:tab/><text:tab/>Mi</text:span><text:span text:style-name="T37">m <text:s text:c="41"/></text:span><text:span text:style-name="T1">La</text:span><text:span text:style-name="T52">m</text:span></text:p>
        <text:p text:style-name="P52"><text:span text:style-name="T1">S.<text:tab/><text:tab/></text:span><text:span text:style-name="T17">Él ha reforzado tus puertas,</text:span></text:p>
        <text:p text:style-name="P19"><text:span text:style-name="T2"><text:tab/><text:tab/> <text:s text:c="6"/></text:span><text:span text:style-name="T5"><text:s text:c="11"/></text:span><text:span text:style-name="T2"><text:s text:c="36"/>Mi</text:span><text:span text:style-name="T12">m</text:span></text:p>
        <text:p text:style-name="P2"><text:span text:style-name="T1"><text:tab/><text:tab/></text:span><text:span text:style-name="T15">ha </text:span><text:span text:style-name="T1">bendecido en ti tu h</text:span><text:span text:style-name="T4">ijos</text:span><text:span text:style-name="T1">;</text:span></text:p>
        <text:p text:style-name="P32"><text:tab/><text:tab/> <text:s text:c="63"/>Re</text:p>
        <text:p text:style-name="P10"><text:tab/><text:tab/>pone <text:span text:style-name="T44">en tus términos </text:span>la paz,</text:p>
        <text:p text:style-name="P32"><text:tab/><text:tab/> <text:s text:c="59"/>Mi<text:span text:style-name="T37">m</text:span></text:p>
        <text:p text:style-name="P10"><text:tab/><text:tab/>te sacia con la flor de <text:span text:style-name="T29">harina</text:span>.</text:p>
        <text:p text:style-name="P45"/>
        <text:p text:style-name="P27"><text:tab/><text:tab/>Mi<text:span text:style-name="T36">m</text:span> <text:s text:c="66"/>La</text:p>
        <text:p text:style-name="P49"><text:span text:style-name="T47">A.</text:span><text:span text:style-name="T34"><text:tab/><text:tab/></text:span><text:span text:style-name="T21">CANTA A YAHVÉH, JERUSALÉN...</text:span></text:p>
        <text:p text:style-name="P42"/>
        <text:p text:style-name="P28"><text:tab/><text:tab/>Mi<text:span text:style-name="T36">m</text:span> <text:s text:c="43"/>La<text:span text:style-name="T53">m</text:span></text:p>
        <text:p text:style-name="P53"><text:span text:style-name="T5">S.</text:span><text:span text:style-name="T17"><text:tab/><text:tab/>Envía a </text:span><text:span text:style-name="T19">la t</text:span><text:span text:style-name="T17">ierra su palabra,</text:span></text:p>
        <text:p text:style-name="P20"><text:span text:style-name="T2"><text:tab/><text:tab/> <text:s text:c="11"/></text:span><text:span text:style-name="T5"><text:s text:c="10"/></text:span><text:span text:style-name="T2"><text:s text:c="27"/>Mi</text:span><text:span text:style-name="T12">m</text:span></text:p>
        <text:p text:style-name="P11"><text:tab/><text:tab/>su palabra corre veloz;</text:p>
        <text:p text:style-name="P33"><text:tab/><text:tab/> <text:s text:c="55"/>Re</text:p>
        <text:p text:style-name="P3"><text:span text:style-name="T1"><text:tab/><text:tab/>manda la nieve como l</text:span><text:span text:style-name="T3">a</text:span><text:span text:style-name="T1">na,</text:span></text:p>
        <text:p text:style-name="P33"><text:span text:style-name="T1"><text:tab/><text:tab/> <text:s text:c="68"/>Mi</text:span><text:span text:style-name="T37">m</text:span></text:p>
        <text:p text:style-name="P11"><text:tab/><text:tab/>esparce la escarcha cual ceniza.</text:p>
        <text:p text:style-name="P46"/>
        <text:p text:style-name="P29"><text:tab/><text:tab/>Mi<text:span text:style-name="T36">m</text:span> <text:s text:c="66"/>La</text:p>
        <text:p text:style-name="P50"><text:span text:style-name="T47">A.</text:span><text:span text:style-name="T34"><text:tab/><text:tab/></text:span><text:span text:style-name="T21">CANTA A YAHVÉH, JERUSALÉN...</text:span></text:p>
        <text:p text:style-name="P7"/>
        <text:p text:style-name="P34"><text:tab/><text:tab/>Mi<text:span text:style-name="T36">m</text:span> <text:s text:c="43"/>La<text:span text:style-name="T53">m</text:span></text:p>
        <text:p text:style-name="P5"><text:span text:style-name="T28">S.<text:tab/><text:tab/></text:span><text:span text:style-name="T1">Enseña </text:span><text:span text:style-name="T4">a Jacob su palabra</text:span><text:span text:style-name="T1">,</text:span></text:p>
        <text:p text:style-name="P21"><text:span text:style-name="T2"><text:tab/><text:tab/> <text:s text:c="15"/></text:span><text:span text:style-name="T5"><text:s text:c="9"/></text:span><text:span text:style-name="T2"><text:s text:c="51"/>Mi</text:span><text:span text:style-name="T12">m</text:span></text:p>
        <text:p text:style-name="P4"><text:span text:style-name="T1"><text:tab/><text:tab/>sus </text:span><text:span text:style-name="T6">decretos y mandatos</text:span><text:span text:style-name="T4"> a Israel</text:span><text:span text:style-name="T1">;</text:span></text:p>
        <text:p text:style-name="P34"><text:tab/><text:tab/> <text:s text:c="65"/>Re</text:p>
        <text:p text:style-name="P4"><text:span text:style-name="T4"><text:tab/><text:tab/></text:span><text:span text:style-name="T1">con ninguna nación </text:span><text:span text:style-name="T6">obró así</text:span><text:span text:style-name="T1">,</text:span></text:p>
        <text:p text:style-name="P34"><text:span text:style-name="T16"><text:tab/><text:tab/> <text:s text:c="74"/>Mi</text:span><text:span text:style-name="T37">m</text:span></text:p>
        <text:p text:style-name="P12"><text:tab/><text:tab/><text:span text:style-name="T30">ni una sola sus caminos conoció.</text:span></text:p>
        <text:p text:style-name="P41"/>
        <text:p text:style-name="P30"><text:tab/><text:tab/>Mi<text:span text:style-name="T36">m</text:span> <text:s text:c="66"/>La</text:p>
        <text:p text:style-name="P55"><text:span text:style-name="T43">A.</text:span><text:span text:style-name="T42"><text:tab/><text:tab/></text:span><text:span text:style-name="T41">CANTA A YAHVÉH, JERUSALÉN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1T01:23:00.323487963</meta:creation-date>
    <dc:date>2022-02-20T11:30:51.159339675</dc:date>
    <meta:editing-duration>PT2H51M14S</meta:editing-duration>
    <meta:editing-cycles>48</meta:editing-cycles>
    <meta:generator>LibreOffice/7.2.5.2.0$Linux_X86_64 LibreOffice_project/20$Build-2</meta:generator>
    <meta:document-statistic meta:table-count="0" meta:image-count="0" meta:object-count="0" meta:page-count="1" meta:paragraph-count="60" meta:word-count="215" meta:character-count="2977" meta:non-whitespace-character-count="891"/>
  </office:meta>
</office:document-meta>
</file>